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P6" style:family="paragraph">
      <style:paragraph-properties style:writing-mode="lr-tb"/>
      <style:text-properties style:font-name="Frutiger Light Condensed"/>
    </style:style>
    <style:style style:name="P7" style:family="paragraph">
      <loext:graphic-properties draw:fill="none" draw:fill-color="#ffffff"/>
      <style:paragraph-properties style:writing-mode="lr-tb"/>
      <style:text-properties fo:color="#c9211e" style:font-name="Frutiger Light Condensed"/>
    </style:style>
    <style:style style:name="P8" style:family="paragraph">
      <style:paragraph-properties style:writing-mode="lr-tb"/>
      <style:text-properties style:font-name="Frutiger Light Condensed" fo:font-size="15pt" style:font-size-asian="15pt" style:font-size-complex="15pt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fo:color="#c9211e" style:font-name="Frutiger Light Condensed"/>
    </style:style>
    <style:style style:name="T4" style:family="text">
      <style:text-properties fo:color="#c9211e" style:font-name="Frutiger Light Condensed" fo:font-weight="bold" style:font-weight-asian="bold" style:font-weight-complex="bold"/>
    </style:style>
    <style:style style:name="T5" style:family="text">
      <style:text-properties style:font-name="Frutiger Light Condensed" fo:font-weight="normal" style:font-weight-asian="normal" style:font-weight-complex="normal"/>
    </style:style>
    <style:style style:name="T6" style:family="text">
      <style:text-properties fo:color="#c9211e" style:font-name="Frutiger Light Condensed" fo:font-weight="normal" style:font-weight-asian="normal" style:font-weight-complex="normal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Frutiger Light Condensed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Frutiger Light Condensed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Frutiger Light Condense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Foundations of 3D Scene Model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Syllabus: where we ar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Cornerstones of image generation:</text:span></text:p>
            <text:list text:style-name="L2">
              <text:list-item>
                <text:p><text:span text:style-name="T2">3D scene</text:span></text:p>
              </text:list-item>
              <text:list-item>
                <text:p><text:span text:style-name="T1">Rendering algorithm</text:span></text:p>
              </text:list-item>
              <text:list-item>
                <text:p><text:span text:style-name="T1">Raster image</text:span></text:p>
              </text:list-item>
            </text:list>
          </draw:text-box>
        </draw:frame>
        <draw:frame draw:style-name="gr2" draw:text-style-name="P7" draw:layer="layout" svg:width="7.366cm" svg:height="2.462cm" svg:x="19.304cm" svg:y="6.15cm">
          <draw:text-box>
            <text:p><text:span text:style-name="T3">&lt;</text:span><text:span text:style-name="T4">IMAGE</text:span><text:span text:style-name="T3">: high-level overview of three main components&gt;</text:span></text:p>
          </draw:text-box>
        </draw:frame>
        <draw:frame draw:style-name="gr3" draw:text-style-name="P7" draw:layer="layout" svg:width="11.43cm" svg:height="1.825cm" svg:x="15.748cm" svg:y="9.859cm">
          <draw:text-box>
            <text:p><text:span text:style-name="T3">&lt;</text:span><text:span text:style-name="T4">IMAGE</text:span><text:span text:style-name="T3">: tree-like structured knowledge of the cours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Introduction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><text:span text:style-name="T1">Elements of any 3D scene:</text:span></text:p>
            <text:list text:style-name="L2">
              <text:list-item>
                <text:p><text:span text:style-name="T1">3D model(s)</text:span></text:p>
              </text:list-item>
              <text:list-item>
                <text:p><text:span text:style-name="T1">Light source(s)</text:span></text:p>
              </text:list-item>
              <text:list-item>
                <text:p><text:span text:style-name="T1">Camera(s)</text:span></text:p>
              </text:list-item>
            </text:list>
          </draw:text-box>
        </draw:frame>
        <draw:frame draw:style-name="gr4" draw:text-style-name="P7" draw:layer="layout" svg:width="7.366cm" svg:height="2.462cm" svg:x="19.304cm" svg:y="6.15cm">
          <draw:text-box>
            <text:p><text:span text:style-name="T3">&lt;</text:span><text:span text:style-name="T4">IMAGE</text:span><text:span text:style-name="T3">: high-level overview of three main components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3D scene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3D scene modeling goes hand in hand with object oriented design.</text:span></text:p>
              </text:list-item>
              <text:list-item>
                <text:p><text:span text:style-name="T1">3D scene representation has inherent tree-like structure thus often represented with so called </text:span><text:span text:style-name="T2">scene-graph</text:span></text:p>
                <text:list>
                  <text:list-item>
                    <text:p><text:span text:style-name="T5">Book: Foundations of Game Engine Development: Rendering (E. Lengyel)</text:span></text:p>
                  </text:list-item>
                  <text:list-item>
                    <text:p><text:span text:style-name="T5">Scene modeling tools: DCC examples</text:span></text:p>
                  </text:list-item>
                </text:list>
              </text:list-item>
            </text:list>
            <text:p><text:span text:style-name="T6">&lt;IMAGE: COMPONENTS OF 3D SCENE AND SCENE GRAPH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3D scene as a node graph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3D scenes, depending on application, can be extremely large.</text:span></text:p>
              </text:list-item>
              <text:list-item>
                <text:p><text:span text:style-name="T1">Elements of a 3D scene can be also seen as nodes and categorized into a diverse group of specific types based on their function in a scene.</text:span></text:p>
              </text:list-item>
              <text:list-item>
                <text:p><text:span text:style-name="T1">Root</text:span></text:p>
                <text:list>
                  <text:list-item>
                    <text:p><text:span text:style-name="T1">3D object</text:span></text:p>
                    <text:list>
                      <text:list-item>
                        <text:p><text:span text:style-name="T1">Shape</text:span></text:p>
                        <text:list>
                          <text:list-item>
                            <text:p><text:span text:style-name="T1">Mesh</text:span></text:p>
                          </text:list-item>
                        </text:list>
                      </text:list-item>
                      <text:list-item>
                        <text:p><text:span text:style-name="T1">Material</text:span></text:p>
                        <text:list>
                          <text:list-item>
                            <text:p><text:span text:style-name="T1">Scattering function</text:span></text:p>
                          </text:list-item>
                          <text:list-item>
                            <text:p><text:span text:style-name="T1">Texture</text:span></text:p>
                          </text:list-item>
                        </text:list>
                      </text:list-item>
                      <text:list-item>
                        <text:p><text:span text:style-name="T1">Collision shape</text:span></text:p>
                      </text:list-item>
                    </text:list>
                  </text:list-item>
                  <text:list-item>
                    <text:p><text:span text:style-name="T1">Camera</text:span></text:p>
                  </text:list-item>
                  <text:list-item>
                    <text:p><text:span text:style-name="T1">Light</text:span></text:p>
                  </text:list-item>
                </text:list>
              </text:list-item>
              <text:list-item>
                <text:p>Example of production scene representation: https://github.com/appleseedhq/appleseed/wiki/Project-File-Forma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3D object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How do we represent a 3D object in a computer?</text:span></text:p>
              </text:list-item>
              <text:list-item>
                <text:p><text:span text:style-name="T1">How we create a 3D object for 3D scene?</text:span></text:p>
              </text:list-item>
              <text:list-item>
                <text:p><text:span text:style-name="T1">How do we manipulate 3D object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Complex scene</text:span></text:p>
          </draw:text-box>
        </draw:frame>
        <draw:frame draw:style-name="gr5" draw:text-style-name="P7" draw:layer="layout" svg:width="7.366cm" svg:height="3.936cm" svg:x="3.81cm" svg:y="6.253cm">
          <draw:text-box>
            <text:p><text:span text:style-name="T7">&lt;</text:span><text:span text:style-name="T8">IMAGE</text:span><text:span text:style-name="T7">: </text:span><text:span text:style-name="T3">An motivation image that we will understand by the end of the lecture.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Literature</text:span>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<text:a xlink:href="https://github.com/lorentzo/IntroductionToComputerGraphics/wiki/Foundations-of-3D-scene-modeling" xlink:type="simple">https://github.com/lorentzo/IntroductionToComputerGraphics/wiki/Foundations-of-3D-scene-modeling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07:30:02.740226688</meta:creation-date>
    <dc:date>2022-12-04T16:01:03.815601484</dc:date>
    <meta:editing-duration>PT33M50S</meta:editing-duration>
    <meta:editing-cycles>6</meta:editing-cycles>
    <meta:generator>LibreOffice/6.4.7.2$Linux_X86_64 LibreOffice_project/40$Build-2</meta:generator>
    <meta:document-statistic meta:object-count="55"/>
  </office:meta>
</office:document-meta>
</file>